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fo:font-weight="normal" style:font-weight-asian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fo:font-weight="normal" officeooo:paragraph-rsid="005c58eb" style:font-weight-asian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fo:font-weight="normal" officeooo:paragraph-rsid="005eff7e" style:font-weight-asian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>
        <style:tab-stops/>
      </style:paragraph-properties>
      <style:text-properties fo:color="#00000a" style:font-name="Arial1" fo:font-weight="normal" officeooo:paragraph-rsid="005c58eb" style:font-weight-asian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officeooo:rsid="005eff7e" officeooo:paragraph-rsid="005eff7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officeooo:rsid="005eff7e" officeooo:paragraph-rsid="0081bc09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officeooo:paragraph-rsid="005c58eb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officeooo:paragraph-rsid="0081bc09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fo:font-style="italic" fo:font-weight="bold" officeooo:paragraph-rsid="0081bc09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fo:font-size="11pt" fo:font-weight="normal" officeooo:rsid="00801b18" officeooo:paragraph-rsid="005c58eb" style:font-size-asian="11pt" style:font-weight-asian="normal" style:font-name-complex="Arial2" style:font-size-complex="11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fo:font-size="11pt" fo:font-weight="normal" officeooo:paragraph-rsid="005eff7e" style:font-size-asian="11pt" style:font-weight-asian="normal" style:font-name-complex="Arial2" style:font-size-complex="11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color="#00000a" style:font-name="Arial1" fo:font-size="11pt" fo:font-style="italic" fo:font-weight="bold" officeooo:rsid="0081bc09" officeooo:paragraph-rsid="0081bc09" style:font-size-asian="11pt" style:font-style-asian="italic" style:font-weight-asian="bold" style:font-name-complex="Arial2" style:font-size-complex="11pt" style:font-style-complex="italic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Arial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Arial1" officeooo:paragraph-rsid="00801b18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Arial1" officeooo:paragraph-rsid="0081bc09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/>
      </style:paragraph-properties>
      <style:text-properties style:font-name="Arial1" fo:font-size="11pt" fo:font-weight="normal" officeooo:paragraph-rsid="0081bc09" style:font-size-asian="11pt" style:font-weight-asian="normal" style:font-name-complex="Arial2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/>
      </style:paragraph-properties>
      <style:text-properties style:font-name="Arial1" fo:font-size="11pt" fo:font-weight="normal" officeooo:paragraph-rsid="008383da" style:font-size-asian="11pt" style:font-weight-asian="normal" style:font-name-complex="Arial2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/>
      </style:paragraph-properties>
      <style:text-properties style:font-name="Arial1" fo:font-size="11pt" fo:font-weight="normal" officeooo:rsid="0081bc09" officeooo:paragraph-rsid="0081bc09" style:font-size-asian="11pt" style:font-weight-asian="normal" style:font-name-complex="Arial2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/>
      </style:paragraph-properties>
      <style:text-properties style:font-name="Arial1" fo:font-size="11pt" fo:font-weight="normal" officeooo:rsid="0081bc09" officeooo:paragraph-rsid="008383da" style:font-size-asian="11pt" style:font-weight-asian="normal" style:font-name-complex="Arial2" style:font-size-complex="11pt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Arial1" fo:font-size="11pt" fo:font-style="italic" fo:font-weight="bold" officeooo:rsid="0081bc09" officeooo:paragraph-rsid="0081bc09" style:font-size-asian="11pt" style:font-style-asian="italic" style:font-weight-asian="bold" style:font-name-complex="Arial2" style:font-size-complex="11pt" style:font-style-complex="italic" style:font-weight-complex="bold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Arial1" fo:font-weight="bold" officeooo:paragraph-rsid="0081bc09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page-number="auto" fo:background-color="transparent">
        <style:tab-stops/>
      </style:paragraph-properties>
      <style:text-properties style:font-name="Arial1" fo:font-size="11pt" fo:font-weight="normal" officeooo:paragraph-rsid="005c58eb" style:font-size-asian="11pt" style:font-weight-asian="normal" style:font-name-complex="Arial2" style:font-size-complex="11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50%"/>
      <style:text-properties style:font-name="Arial1" fo:font-size="11pt" fo:font-weight="normal" officeooo:paragraph-rsid="005c58eb" style:font-size-asian="11pt" style:font-weight-asian="normal" style:font-name-complex="Arial2" style:font-size-complex="11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Arial1" fo:font-size="11pt" officeooo:paragraph-rsid="0081bc09" style:font-size-asian="11pt" style:font-name-complex="Arial2" style:font-size-complex="11pt"/>
    </style:style>
    <style:style style:name="P25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Arial1" fo:font-size="11pt" officeooo:paragraph-rsid="0081bc09" style:font-size-asian="11pt" style:font-name-complex="Arial2" style:font-size-complex="11pt"/>
    </style:style>
    <style:style style:name="P2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fo:font-size="11pt" officeooo:paragraph-rsid="0081bc09" style:font-size-asian="11pt" style:font-name-complex="Arial2" style:font-size-complex="11pt"/>
    </style:style>
    <style:style style:name="P2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fo:font-size="11pt" officeooo:paragraph-rsid="008383da" style:font-size-asian="11pt" style:font-name-complex="Arial2" style:font-size-complex="11pt"/>
    </style:style>
    <style:style style:name="P28" style:family="paragraph" style:parent-style-name="Standard">
      <style:paragraph-properties fo:margin-top="0in" fo:margin-bottom="0in" loext:contextual-spacing="false" fo:line-height="200%" fo:text-align="justify" style:justify-single-word="false"/>
      <style:text-properties style:font-name="Arial1" fo:font-size="11pt" officeooo:paragraph-rsid="0081bc09" style:font-size-asian="11pt" style:font-name-complex="Arial2" style:font-size-complex="11pt"/>
    </style:style>
    <style:style style:name="P29" style:family="paragraph" style:parent-style-name="Standard">
      <style:paragraph-properties fo:margin-top="0in" fo:margin-bottom="0in" loext:contextual-spacing="false" fo:line-height="200%" fo:text-align="justify" style:justify-single-word="false"/>
      <style:text-properties style:font-name="Arial1" fo:font-size="11pt" officeooo:paragraph-rsid="008383da" style:font-size-asian="11pt" style:font-name-complex="Arial2" style:font-size-complex="11pt"/>
    </style:style>
    <style:style style:name="P30" style:family="paragraph" style:parent-style-name="Standard">
      <style:paragraph-properties fo:margin-top="0in" fo:margin-bottom="0in" loext:contextual-spacing="false" fo:line-height="150%">
        <style:tab-stops>
          <style:tab-stop style:position="1.7811in"/>
          <style:tab-stop style:position="2.9528in" style:type="center"/>
        </style:tab-stops>
      </style:paragraph-properties>
      <style:text-properties style:font-name="Arial1" fo:font-size="11pt" fo:font-weight="bold" officeooo:paragraph-rsid="0081bc09" style:font-size-asian="11pt" style:font-weight-asian="bold" style:font-name-complex="Arial2" style:font-size-complex="11pt"/>
    </style:style>
    <style:style style:name="P3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Arial1" fo:font-size="11pt" fo:font-weight="bold" officeooo:paragraph-rsid="0081bc09" style:font-size-asian="11pt" style:font-weight-asian="bold" style:font-name-complex="Arial2" style:font-size-complex="11pt"/>
    </style:style>
    <style:style style:name="P3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fo:font-size="11pt" style:text-underline-style="solid" style:text-underline-width="auto" style:text-underline-color="font-color" fo:font-weight="bold" officeooo:paragraph-rsid="0081bc09" style:font-size-asian="11pt" style:font-weight-asian="bold" style:font-name-complex="Arial2" style:font-size-complex="11pt"/>
    </style:style>
    <style:style style:name="P3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fo:font-size="11pt" style:text-underline-style="solid" style:text-underline-width="auto" style:text-underline-color="font-color" fo:font-weight="bold" officeooo:paragraph-rsid="008383da" style:font-size-asian="11pt" style:font-weight-asian="bold" style:font-name-complex="Arial2" style:font-size-complex="11pt"/>
    </style:style>
    <style:style style:name="P3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fo:font-style="italic" fo:font-weight="bold" officeooo:paragraph-rsid="0081bc09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top="0in" fo:margin-bottom="0in" loext:contextual-spacing="false" fo:line-height="150%"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Arial1" fo:font-size="11pt" fo:font-weight="normal" officeooo:paragraph-rsid="0081bc09" style:font-size-asian="11pt" style:font-weight-asian="normal" style:font-name-complex="Arial2" style:font-size-complex="11pt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50%"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Arial1" fo:font-size="11pt" fo:font-weight="normal" officeooo:paragraph-rsid="008383da" style:font-size-asian="11pt" style:font-weight-asian="normal" style:font-name-complex="Arial2" style:font-size-complex="11pt" style:font-weight-complex="normal"/>
    </style:style>
    <style:style style:name="P37" style:family="paragraph" style:parent-style-name="Standard">
      <style:paragraph-properties fo:margin-top="0in" fo:margin-bottom="0in" loext:contextual-spacing="false" fo:line-height="150%"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Arial1" fo:font-size="11pt" officeooo:paragraph-rsid="0081bc09" style:font-size-asian="11pt" style:font-name-complex="Arial2" style:font-size-complex="11pt"/>
    </style:style>
    <style:style style:name="P38" style:family="paragraph" style:parent-style-name="Standard">
      <style:paragraph-properties fo:margin-top="0in" fo:margin-bottom="0in" loext:contextual-spacing="false" fo:line-height="150%"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Arial1" fo:font-size="11pt" officeooo:paragraph-rsid="008383da" style:font-size-asian="11pt" style:font-name-complex="Arial2" style:font-size-complex="11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Arial1" officeooo:paragraph-rsid="0081bc09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Arial1" officeooo:paragraph-rsid="008383da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Arial1" fo:font-size="11pt" officeooo:paragraph-rsid="0081bc09" style:font-size-asian="11pt" style:font-name-complex="Arial2" style:font-size-complex="11pt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Arial1" fo:font-size="11pt" officeooo:paragraph-rsid="008383da" style:font-size-asian="11pt" style:font-name-complex="Arial2" style:font-size-complex="11pt"/>
    </style:style>
    <style:style style:name="P43" style:family="paragraph" style:parent-style-name="Standard">
      <style:paragraph-properties fo:margin-left="1.4752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Arial1" officeooo:paragraph-rsid="0081bc09"/>
    </style:style>
    <style:style style:name="P44" style:family="paragraph" style:parent-style-name="Standard">
      <style:paragraph-properties fo:margin-left="1.4752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Arial1" officeooo:paragraph-rsid="008383da"/>
    </style:style>
    <style:style style:name="P45" style:family="paragraph" style:parent-style-name="Standard">
      <style:paragraph-properties fo:margin-left="1.4752in" fo:margin-right="0in" fo:margin-top="0in" fo:margin-bottom="0in" loext:contextual-spacing="false" fo:line-height="200%" fo:text-align="justify" style:justify-single-word="false" fo:text-indent="0.4917in" style:auto-text-indent="false"/>
      <style:text-properties style:font-name="Arial1" fo:font-size="11pt" officeooo:paragraph-rsid="0081bc09" style:font-size-asian="11pt" style:font-name-complex="Arial2" style:font-size-complex="11pt"/>
    </style:style>
    <style:style style:name="P46" style:family="paragraph" style:parent-style-name="Standard">
      <style:paragraph-properties fo:margin-left="1.4752in" fo:margin-right="0in" fo:margin-top="0in" fo:margin-bottom="0in" loext:contextual-spacing="false" fo:line-height="200%" fo:text-align="justify" style:justify-single-word="false" fo:text-indent="0.4917in" style:auto-text-indent="false"/>
      <style:text-properties style:font-name="Arial1" fo:font-size="11pt" officeooo:paragraph-rsid="008383da" style:font-size-asian="11pt" style:font-name-complex="Arial2" style:font-size-complex="11pt"/>
    </style:style>
    <style:style style:name="P47" style:family="paragraph" style:parent-style-name="Standard" style:master-page-name="Standard">
      <style:paragraph-properties fo:margin-top="0.1in" fo:margin-bottom="0.1in" loext:contextual-spacing="false" fo:line-height="150%" fo:text-align="center" style:justify-single-word="false" style:page-number="1"/>
      <style:text-properties fo:color="#00000a" style:font-name="Arial1" fo:font-weight="normal" officeooo:paragraph-rsid="00264f96" style:font-weight-asian="normal" style:font-weight-complex="normal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Arial1" fo:font-size="11pt" fo:font-weight="bold" officeooo:paragraph-rsid="008418fe" style:font-size-asian="11pt" style:font-weight-asian="bold" style:font-name-complex="Arial2" style:font-size-complex="11pt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1.7811in"/>
          <style:tab-stop style:position="2.9528in" style:type="center"/>
        </style:tab-stops>
      </style:paragraph-properties>
      <style:text-properties style:font-name="Arial1" fo:font-size="11pt" fo:font-weight="bold" officeooo:paragraph-rsid="008418fe" style:font-size-asian="11pt" style:font-weight-asian="bold" style:font-name-complex="Arial2" style:font-size-complex="11pt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Arial1" fo:font-size="11pt" officeooo:paragraph-rsid="008418fe" style:font-size-asian="11pt" style:font-name-complex="Arial2" style:font-size-complex="11pt"/>
    </style:style>
    <style:style style:name="P51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Arial1" fo:font-size="11pt" officeooo:paragraph-rsid="008418fe" style:font-size-asian="11pt" style:font-name-complex="Arial2" style:font-size-complex="11pt"/>
    </style:style>
    <style:style style:name="P5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fo:font-size="11pt" officeooo:paragraph-rsid="008418fe" style:font-size-asian="11pt" style:font-name-complex="Arial2" style:font-size-complex="11pt"/>
    </style:style>
    <style:style style:name="P53" style:family="paragraph" style:parent-style-name="Standard">
      <style:paragraph-properties fo:margin-top="0in" fo:margin-bottom="0in" loext:contextual-spacing="false" fo:line-height="200%" fo:text-align="justify" style:justify-single-word="false"/>
      <style:text-properties style:font-name="Arial1" fo:font-size="11pt" officeooo:paragraph-rsid="008418fe" style:font-size-asian="11pt" style:font-name-complex="Arial2" style:font-size-complex="11pt"/>
    </style:style>
    <style:style style:name="P5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fo:font-size="11pt" style:text-underline-style="solid" style:text-underline-width="auto" style:text-underline-color="font-color" fo:font-weight="bold" officeooo:paragraph-rsid="008418fe" style:font-size-asian="11pt" style:font-weight-asian="bold" style:font-name-complex="Arial2" style:font-size-complex="11pt"/>
    </style:style>
    <style:style style:name="P5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fo:font-style="italic" fo:font-weight="bold" officeooo:paragraph-rsid="008418fe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margin-top="0in" fo:margin-bottom="0in" loext:contextual-spacing="false" fo:line-height="150%"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Arial1" fo:font-size="11pt" officeooo:paragraph-rsid="008418fe" style:font-size-asian="11pt" style:font-name-complex="Arial2" style:font-size-complex="11pt"/>
    </style:style>
    <style:style style:name="P57" style:family="paragraph" style:parent-style-name="Standard">
      <style:paragraph-properties fo:margin-top="0in" fo:margin-bottom="0in" loext:contextual-spacing="false" fo:line-height="150%"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Arial1" fo:font-size="11pt" fo:font-weight="normal" officeooo:paragraph-rsid="008418fe" style:font-size-asian="11pt" style:font-weight-asian="normal" style:font-name-complex="Arial2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/>
      </style:paragraph-properties>
      <style:text-properties style:font-name="Arial1" fo:font-size="11pt" fo:font-weight="normal" officeooo:rsid="0081bc09" officeooo:paragraph-rsid="008418fe" style:font-size-asian="11pt" style:font-weight-asian="normal" style:font-name-complex="Arial2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/>
      </style:paragraph-properties>
      <style:text-properties style:font-name="Arial1" fo:font-size="11pt" fo:font-weight="normal" officeooo:paragraph-rsid="008418fe" style:font-size-asian="11pt" style:font-weight-asian="normal" style:font-name-complex="Arial2" style:font-size-complex="11pt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Arial1" officeooo:paragraph-rsid="008418fe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Arial1" fo:font-size="11pt" officeooo:paragraph-rsid="008418fe" style:font-size-asian="11pt" style:font-name-complex="Arial2" style:font-size-complex="11pt"/>
    </style:style>
    <style:style style:name="P62" style:family="paragraph" style:parent-style-name="Standard">
      <style:paragraph-properties fo:margin-left="1.4752in" fo:margin-right="0in" fo:margin-top="0in" fo:margin-bottom="0in" loext:contextual-spacing="false" fo:line-height="200%" fo:text-align="justify" style:justify-single-word="false" fo:text-indent="0.4917in" style:auto-text-indent="false"/>
      <style:text-properties style:font-name="Arial1" fo:font-size="11pt" officeooo:paragraph-rsid="008418fe" style:font-size-asian="11pt" style:font-name-complex="Arial2" style:font-size-complex="11pt"/>
    </style:style>
    <style:style style:name="P63" style:family="paragraph" style:parent-style-name="Standard">
      <style:paragraph-properties fo:margin-left="1.4752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Arial1" officeooo:paragraph-rsid="008418fe"/>
    </style:style>
    <style:style style:name="P6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1pt" style:font-size-asian="11pt" style:font-name-complex="Arial2" style:font-size-complex="11pt"/>
    </style:style>
    <style:style style:name="T2" style:family="text">
      <style:text-properties fo:font-size="11pt" officeooo:rsid="00801b18" style:font-size-asian="11pt" style:font-name-complex="Arial2" style:font-size-complex="11pt"/>
    </style:style>
    <style:style style:name="T3" style:family="text">
      <style:text-properties fo:font-size="11pt" officeooo:rsid="0081bc09" style:font-size-asian="11pt" style:font-name-complex="Arial2" style:font-size-complex="11pt"/>
    </style:style>
    <style:style style:name="T4" style:family="text">
      <style:text-properties fo:font-size="11pt" officeooo:rsid="008418fe" style:font-size-asian="11pt" style:font-name-complex="Arial2" style:font-size-complex="11pt"/>
    </style:style>
    <style:style style:name="T5" style:family="text">
      <style:text-properties fo:font-size="11pt" fo:font-weight="normal" style:font-size-asian="11pt" style:font-weight-asian="normal" style:font-name-complex="Arial2" style:font-size-complex="11pt" style:font-weight-complex="normal"/>
    </style:style>
    <style:style style:name="T6" style:family="text">
      <style:text-properties fo:font-size="11pt" fo:font-weight="normal" officeooo:rsid="0081bc09" style:font-size-asian="11pt" style:font-weight-asian="normal" style:font-name-complex="Arial2" style:font-size-complex="11pt" style:font-weight-complex="normal"/>
    </style:style>
    <style:style style:name="T7" style:family="text">
      <style:text-properties fo:font-size="11pt" fo:font-weight="bold" style:font-size-asian="11pt" style:font-weight-asian="bold" style:font-name-complex="Arial2" style:font-size-complex="11pt" style:font-weight-complex="bold"/>
    </style:style>
    <style:style style:name="T8" style:family="text">
      <style:text-properties fo:font-size="11pt" fo:font-weight="bold" officeooo:rsid="0081bc09" style:font-size-asian="11pt" style:font-weight-asian="bold" style:font-name-complex="Arial2" style:font-size-complex="11pt" style:font-weight-complex="bold"/>
    </style:style>
    <style:style style:name="T9" style:family="text">
      <style:text-properties fo:font-size="11pt" fo:font-style="italic" style:font-size-asian="11pt" style:font-style-asian="italic" style:font-name-complex="Arial2" style:font-size-complex="11pt" style:font-style-complex="italic"/>
    </style:style>
    <style:style style:name="T10" style:family="text">
      <style:text-properties fo:font-size="11pt" fo:font-style="italic" officeooo:rsid="0081bc09" style:font-size-asian="11pt" style:font-style-asian="italic" style:font-name-complex="Arial2" style:font-size-complex="11pt" style:font-style-complex="italic"/>
    </style:style>
    <style:style style:name="T11" style:family="text">
      <style:text-properties fo:font-size="11pt" fo:font-style="italic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T12" style:family="text">
      <style:text-properties officeooo:rsid="005eff7e"/>
    </style:style>
    <style:style style:name="T13" style:family="text">
      <style:text-properties fo:color="#00000a"/>
    </style:style>
    <style:style style:name="T14" style:family="text">
      <style:text-properties fo:color="#00000a" fo:font-weight="normal" style:font-weight-asian="normal" style:font-weight-complex="normal"/>
    </style:style>
    <style:style style:name="T15" style:family="text">
      <style:text-properties fo:color="#00000a" fo:font-size="11pt" fo:font-weight="normal" style:font-size-asian="11pt" style:font-weight-asian="normal" style:font-name-complex="Arial2" style:font-size-complex="11pt" style:font-weight-complex="normal"/>
    </style:style>
    <style:style style:name="T16" style:family="text">
      <style:text-properties fo:color="#00000a" fo:font-size="11pt" fo:font-weight="normal" officeooo:rsid="00801b18" style:font-size-asian="11pt" style:font-weight-asian="normal" style:font-name-complex="Arial2" style:font-size-complex="11pt" style:font-weight-complex="normal"/>
    </style:style>
    <style:style style:name="T17" style:family="text">
      <style:text-properties fo:color="#00000a" fo:font-size="11pt" fo:font-weight="bold" style:font-size-asian="11pt" style:font-weight-asian="bold" style:font-name-complex="Arial2" style:font-size-complex="11pt" style:font-weight-complex="bold"/>
    </style:style>
    <style:style style:name="T18" style:family="text">
      <style:text-properties fo:color="#00000a" fo:font-size="11pt" fo:font-weight="bold" officeooo:rsid="005fcc28" style:font-size-asian="11pt" style:font-weight-asian="bold" style:font-name-complex="Arial2" style:font-size-complex="11pt" style:font-weight-complex="bold"/>
    </style:style>
    <style:style style:name="T19" style:family="text">
      <style:text-properties fo:color="#00000a" fo:font-size="11pt" fo:font-weight="bold" officeooo:rsid="003bd5dc" style:font-size-asian="11pt" style:font-weight-asian="bold" style:font-name-complex="Arial2" style:font-size-complex="11pt" style:font-weight-complex="bold"/>
    </style:style>
    <style:style style:name="T20" style:family="text">
      <style:text-properties fo:color="#00000a" fo:font-size="11pt" fo:font-style="italic" style:font-size-asian="11pt" style:font-style-asian="italic" style:font-name-complex="Arial2" style:font-size-complex="11pt" style:font-style-complex="italic"/>
    </style:style>
    <style:style style:name="T21" style:family="text">
      <style:text-properties fo:color="#00000a" fo:font-size="11pt" fo:font-style="italic" officeooo:rsid="00801b18" style:font-size-asian="11pt" style:font-style-asian="italic" style:font-name-complex="Arial2" style:font-size-complex="11pt" style:font-style-complex="italic"/>
    </style:style>
    <style:style style:name="T22" style:family="text">
      <style:text-properties fo:color="#00000a" fo:font-size="11pt" fo:font-style="italic" officeooo:rsid="0081bc09" style:font-size-asian="11pt" style:font-style-asian="italic" style:font-name-complex="Arial2" style:font-size-complex="11pt" style:font-style-complex="italic"/>
    </style:style>
    <style:style style:name="T23" style:family="text">
      <style:text-properties fo:color="#00000a" fo:font-size="11pt" fo:font-style="italic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T24" style:family="text">
      <style:text-properties fo:color="#00000a" fo:font-size="11pt" style:font-size-asian="11pt" style:font-name-complex="Arial2" style:font-size-complex="11pt"/>
    </style:style>
    <style:style style:name="T25" style:family="text">
      <style:text-properties fo:color="#00000a" fo:font-style="italic" style:font-style-asian="italic" style:font-style-complex="italic"/>
    </style:style>
    <style:style style:name="T26" style:family="text">
      <style:text-properties fo:color="#00000a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a" fo:font-style="italic" fo:font-weight="bold" officeooo:rsid="0081bc09" style:font-style-asian="italic" style:font-weight-asian="bold" style:font-style-complex="italic" style:font-weight-complex="bold"/>
    </style:style>
    <style:style style:name="T28" style:family="text">
      <style:text-properties officeooo:rsid="00801b18"/>
    </style:style>
    <style:style style:name="T29" style:family="text">
      <style:text-properties officeooo:rsid="008418fe"/>
    </style:style>
    <style:style style:name="gr1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.152in" fo:min-width="0.0535in" fo:padding-top="0.0492in" fo:padding-bottom="0.0492in" fo:padding-left="0.0984in" fo:padding-right="0.0984in" fo:wrap-option="wrap" fo:margin-left="0.1339in" fo:margin-right="0.1366in" fo:margin-top="0.0126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.152in" fo:min-width="0.0535in" fo:padding-top="0.0492in" fo:padding-bottom="0.0492in" fo:padding-left="0.0984in" fo:padding-right="0.0984in" fo:wrap-option="wrap" fo:margin-left="0.1339in" fo:margin-right="0.1366in" fo:margin-top="0.0098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2"><text:s text:c="18"/><text:span text:style-name="T1">………………………………</text:span> <text:s text:c="23"/><text:span text:style-name="T1">………………………………</text:span></text:p>
      <text:p text:style-name="P3"><text:s text:c="24"/><text:span text:style-name="T12">Rodrigo Fernández</text:span> <text:s text:c="41"/><text:span text:style-name="T12">Leslie López</text:span></text:p>
      <text:p text:style-name="P3"><text:s text:c="21"/></text:p>
      <text:p text:style-name="P3"/>
      <text:p text:style-name="P1">Firma de conformidad <text:span text:style-name="T28">del Tutor del TFG:</text:span></text:p>
      <text:p text:style-name="P1"/>
      <text:p text:style-name="P1"/>
      <text:p text:style-name="P1"/>
      <text:p text:style-name="P2"><text:s text:c="50"/><text:span text:style-name="T1">………………………………</text:span></text:p>
      <text:p text:style-name="P2"><text:span text:style-name="T1"><text:s text:c="57"/></text:span><text:span text:style-name="T2">Ing. Aldo Medina</text:span></text:p>
      <text:p text:style-name="P10"/>
      <text:p text:style-name="P10"/>
      <text:p text:style-name="P11">Visto Bueno del Asesor Metodológico: </text:p>
      <text:p text:style-name="P11"/>
      <text:p text:style-name="P11"/>
      <text:p text:style-name="P11"/>
      <text:p text:style-name="P4"><text:s text:c="50"/><text:span text:style-name="T1">………………………………</text:span></text:p>
      <text:p text:style-name="P13"><text:span text:style-name="T14"><text:s text:c="55"/></text:span>Dra. María <text:s/>Szostak</text:p>
      <text:p text:style-name="P23"/>
      <text:p text:style-name="P23"/>
      <text:p text:style-name="P23">Visto Bueno de los Asesores (FIUNI): </text:p>
      <text:p text:style-name="P23"/>
      <text:p text:style-name="P23"/>
      <text:p text:style-name="P23"/>
      <text:p text:style-name="P22">……………………………… <text:s text:c="8"/>……………………………… <text:s text:c="7"/>………………………………</text:p>
      <text:p text:style-name="P14"><text:span text:style-name="T15"><text:s text:c="4"/></text:span><text:span text:style-name="T1">Ing. Fernando Fukuchi</text:span><text:span text:style-name="T15"> <text:s text:c="19"/></text:span><text:span text:style-name="T16">Ing. Liz Gamarra</text:span><text:span text:style-name="T15"> <text:s text:c="18"/></text:span><text:span text:style-name="T16">Ing. Arnaldo Ocampos</text:span></text:p>
      <text:p text:style-name="P1"/>
      <text:p text:style-name="P1"/>
      <text:p text:style-name="P1">Visto Bueno del Director de Carrera:</text:p>
      <text:p text:style-name="P5"/>
      <text:p text:style-name="P5"/>
      <text:p text:style-name="P5"/>
      <text:p text:style-name="P7"><text:s text:c="53"/><text:span text:style-name="T5">………………………………</text:span></text:p>
      <text:p text:style-name="P13"><text:span text:style-name="T13"><text:s text:c="58"/></text:span>Dra. María Florentín</text:p>
      <text:p text:style-name="P13"/>
      <text:p text:style-name="P30"><text:soft-page-break/><text:tab/>FACULTAD DE INGENIERÍA</text:p>
      <text:p text:style-name="P31">DICTAMEN DE LA COMISIÓN DE EVALUACIÓN DE PROYECTO DE TFG</text:p>
      <text:p text:style-name="P24"/>
      <text:p text:style-name="P25">Encarnación, ……de………….de 201….</text:p>
      <text:p text:style-name="P26">Señor</text:p>
      <text:p text:style-name="P34"><text:span text:style-name="T3">Ing. Oscar Trochez,</text:span><text:span text:style-name="T1"> Decano</text:span></text:p>
      <text:p text:style-name="P26">Facultad de Ingeniería - UNI</text:p>
      <text:p text:style-name="P33">Presente:</text:p>
      <text:p text:style-name="P40"><text:span text:style-name="T1">Los integrantes de la Comisión de Evaluación del Proyecto de TFG, se dirigen a usted para presentar el dictamen en referencia a la solicitud de aprobación de tema de Trabajo Final de Grado denominado </text:span><text:span text:style-name="T7">“</text:span><text:span text:style-name="T17">Desarrollo de un Sistema para la ejecución distribuida de pruebas unitarias de </text:span><text:span text:style-name="T18">aplicaciones</text:span><text:span text:style-name="T17"> Ruby on Rails utilizando la </text:span><text:span text:style-name="T19">librería</text:span><text:span text:style-name="T17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6"> y</text:span><text:span text:style-name="T8"> Leslie López</text:span><text:span text:style-name="T1">.</text:span></text:p>
      <text:p text:style-name="P42">La calificación asignada por esta Comisión es:</text:p>
      <text:p text:style-name="P42"><draw:custom-shape text:anchor-type="paragraph" draw:z-index="3" draw:name="Rectangle 3" draw:style-name="gr1" draw:text-style-name="P64" svg:width="0.2504in" svg:height="0.2504in" svg:x="1.6252in" svg:y="0.138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><text:tab/><text:tab/><text:tab/><text:tab/>APROBADA</text:p>
      <text:p text:style-name="P46"><draw:custom-shape text:anchor-type="paragraph" draw:z-index="5" draw:name="Rectangle 5" draw:style-name="gr2" draw:text-style-name="P64" svg:width="0.2504in" svg:height="0.2504in" svg:x="1.6252in" svg:y="-0.104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BSERVADA</text:p>
      <text:p text:style-name="P46"><draw:custom-shape text:anchor-type="paragraph" draw:z-index="4" draw:name="Rectangle 4" draw:style-name="gr2" draw:text-style-name="P64" svg:width="0.2504in" svg:height="0.2504in" svg:x="1.6252in" svg:y="-0.07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ECHAZADA</text:p>
      <text:p text:style-name="P44"/>
      <text:p text:style-name="P27"/>
      <text:p text:style-name="P38">Observación:</text:p>
      <text:p text:style-name="P38"/>
      <text:p text:style-name="P36"/>
      <text:p text:style-name="P17"/>
      <text:p text:style-name="P19">Es nuestro dictamen</text:p>
      <text:p text:style-name="P16"/>
      <text:p text:style-name="P16"/>
      <text:p text:style-name="P16">……………………………… <text:s text:c="8"/>……………………………… <text:s text:c="7"/>………………………………</text:p>
      <text:p text:style-name="P21"><text:span text:style-name="T24"><text:s/></text:span><text:span text:style-name="T9">Ing. Fernando Fukuchi</text:span><text:span text:style-name="T20"> <text:s text:c="18"/></text:span><text:span text:style-name="T21">Ing. Liz Gamarra</text:span><text:span text:style-name="T20"> <text:s text:c="17"/></text:span><text:span text:style-name="T21">Ing. Arnaldo Ocampos</text:span></text:p>
      <text:p text:style-name="P9"/>
      <text:p text:style-name="P6"/>
      <text:p text:style-name="P6"/>
      <text:p text:style-name="P8"><text:s text:c="53"/><text:span text:style-name="T5">………………………………</text:span></text:p>
      <text:p text:style-name="P15"><text:span text:style-name="T20"><text:s text:c="52"/></text:span><text:span text:style-name="T23"><text:s text:c="6"/></text:span><text:span text:style-name="T11">Dra. María Florentín</text:span></text:p>
      <text:p text:style-name="P21"><text:span text:style-name="T9"><text:s text:c="43"/></text:span><text:span text:style-name="T10">Directora de Carrera de Ing. Informática</text:span></text:p>
      <text:p text:style-name="P30"><text:soft-page-break/><text:tab/>FACULTAD DE INGENIERÍA</text:p>
      <text:p text:style-name="P31">DICTAMEN DE<text:span text:style-name="T29">L INTEGRANTE DE</text:span> LA COMISIÓN DE EVALUACIÓN DE PROYECTO DE TFG</text:p>
      <text:p text:style-name="P24"/>
      <text:p text:style-name="P25">Encarnación, ……de………….de 201….</text:p>
      <text:p text:style-name="P26">Señor</text:p>
      <text:p text:style-name="P34"><text:span text:style-name="T3">Ing. Oscar Trochez,</text:span><text:span text:style-name="T1"> Decano</text:span></text:p>
      <text:p text:style-name="P26">Facultad de Ingeniería - UNI</text:p>
      <text:p text:style-name="P32">Presente:</text:p>
      <text:p text:style-name="P39"><text:span text:style-name="T4">El integrante</text:span><text:span text:style-name="T1"> de la Comisión de Evaluación del Proyecto de TFG, se dirige a usted para presentar el dictamen en referencia a la solicitud de aprobación de tema de Trabajo Final de Grado denominado </text:span><text:span text:style-name="T7">“</text:span><text:span text:style-name="T17">Desarrollo de un Sistema para la ejecución distribuida de pruebas unitarias de </text:span><text:span text:style-name="T18">aplicaciones</text:span><text:span text:style-name="T17"> Ruby on Rails utilizando la </text:span><text:span text:style-name="T19">librería</text:span><text:span text:style-name="T17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6"> y</text:span><text:span text:style-name="T8"> Leslie López</text:span><text:span text:style-name="T1">.</text:span></text:p>
      <text:p text:style-name="P41">La calificación asignada es:</text:p>
      <text:p text:style-name="P41"><draw:custom-shape text:anchor-type="paragraph" draw:z-index="0" draw:name="Rectangle 3" draw:style-name="gr1" draw:text-style-name="P64" svg:width="0.2504in" svg:height="0.2504in" svg:x="1.6252in" svg:y="0.138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<text:tab/><text:tab/><text:tab/><text:tab/>APROBADA</text:p>
      <text:p text:style-name="P45"><draw:custom-shape text:anchor-type="paragraph" draw:z-index="2" draw:name="Rectangle 5" draw:style-name="gr2" draw:text-style-name="P64" svg:width="0.2504in" svg:height="0.2504in" svg:x="1.6252in" svg:y="-0.104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BSERVADA</text:p>
      <text:p text:style-name="P45"><draw:custom-shape text:anchor-type="paragraph" draw:z-index="1" draw:name="Rectangle 4" draw:style-name="gr2" draw:text-style-name="P64" svg:width="0.2504in" svg:height="0.2504in" svg:x="1.6252in" svg:y="-0.07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ECHAZADA</text:p>
      <text:p text:style-name="P43"/>
      <text:p text:style-name="P26"/>
      <text:p text:style-name="P37">Observación:</text:p>
      <text:p text:style-name="P37"/>
      <text:p text:style-name="P35"/>
      <text:p text:style-name="P16"/>
      <text:p text:style-name="P18">Es <text:span text:style-name="T29">mi</text:span> dictamen</text:p>
      <text:p text:style-name="P16"/>
      <text:p text:style-name="P16"/>
      <text:p text:style-name="P16"/>
      <text:p text:style-name="P16"><text:s text:c="48"/>……………………………… <text:s text:c="39"/><text:span text:style-name="T13"><text:s text:c="2"/></text:span></text:p>
      <text:p text:style-name="P16"><text:span text:style-name="T25"><text:s text:c="50"/></text:span><text:span text:style-name="T26">Ing. Fernando Fukuchi <text:s/></text:span><text:span text:style-name="T25"><text:s text:c="40"/></text:span><text:span text:style-name="T26"><text:s text:c="9"/></text:span></text:p>
      <text:p text:style-name="P21"><text:span text:style-name="T24"><text:s/></text:span><text:span text:style-name="T20"><text:s text:c="62"/></text:span><text:span text:style-name="T22">Asesor <text:s text:c="48"/></text:span></text:p>
      <text:p text:style-name="P9"/>
      <text:p text:style-name="P6"/>
      <text:p text:style-name="P6"/>
      <text:p text:style-name="P8"><text:soft-page-break/><text:s text:c="50"/></text:p>
      <text:p text:style-name="P49">FACULTAD DE INGENIERÍA</text:p>
      <text:p text:style-name="P48">DICTAMEN DE<text:span text:style-name="T29">L INTEGRANTE DE</text:span> LA COMISIÓN DE EVALUACIÓN DE PROYECTO DE TFG</text:p>
      <text:p text:style-name="P50"/>
      <text:p text:style-name="P51">Encarnación, ……de………….de 201….</text:p>
      <text:p text:style-name="P52">Señor</text:p>
      <text:p text:style-name="P55"><text:span text:style-name="T3">Ing. Oscar Trochez,</text:span><text:span text:style-name="T1"> Decano</text:span></text:p>
      <text:p text:style-name="P52">Facultad de Ingeniería - UNI</text:p>
      <text:p text:style-name="P54">Presente:</text:p>
      <text:p text:style-name="P60"><text:span text:style-name="T4">El integrante</text:span><text:span text:style-name="T1"> de la Comisión de Evaluación del Proyecto de TFG, se dirige a usted para presentar el dictamen en referencia a la solicitud de aprobación de tema de Trabajo Final de Grado denominado </text:span><text:span text:style-name="T7">“</text:span><text:span text:style-name="T17">Desarrollo de un Sistema para la ejecución distribuida de pruebas unitarias de </text:span><text:span text:style-name="T18">aplicaciones</text:span><text:span text:style-name="T17"> Ruby on Rails utilizando la </text:span><text:span text:style-name="T19">librería</text:span><text:span text:style-name="T17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6"> y</text:span><text:span text:style-name="T8"> Leslie López</text:span><text:span text:style-name="T1">.</text:span></text:p>
      <text:p text:style-name="P61">La calificación asignada es:</text:p>
      <text:p text:style-name="P61"><draw:custom-shape text:anchor-type="paragraph" draw:z-index="6" draw:name="Rectangle 3" draw:style-name="gr1" draw:text-style-name="P64" svg:width="0.2504in" svg:height="0.2504in" svg:x="1.6252in" svg:y="0.138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3"><text:tab/><text:tab/><text:tab/><text:tab/>APROBADA</text:p>
      <text:p text:style-name="P62"><draw:custom-shape text:anchor-type="paragraph" draw:z-index="8" draw:name="Rectangle 5" draw:style-name="gr2" draw:text-style-name="P64" svg:width="0.2504in" svg:height="0.2504in" svg:x="1.6252in" svg:y="-0.104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BSERVADA</text:p>
      <text:p text:style-name="P62"><draw:custom-shape text:anchor-type="paragraph" draw:z-index="7" draw:name="Rectangle 4" draw:style-name="gr2" draw:text-style-name="P64" svg:width="0.2504in" svg:height="0.2504in" svg:x="1.6252in" svg:y="-0.07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ECHAZADA</text:p>
      <text:p text:style-name="P63"/>
      <text:p text:style-name="P52"/>
      <text:p text:style-name="P56">Observación:</text:p>
      <text:p text:style-name="P56"/>
      <text:p text:style-name="P57"/>
      <text:p text:style-name="P59"/>
      <text:p text:style-name="P58">Es <text:span text:style-name="T29">mi</text:span> dictamen</text:p>
      <text:p text:style-name="P16"/>
      <text:p text:style-name="P16"/>
      <text:p text:style-name="P16"><text:s text:c="48"/>……………………………… <text:s text:c="39"/><text:span text:style-name="T13"><text:s text:c="2"/></text:span></text:p>
      <text:p text:style-name="P16"><text:span text:style-name="T25"><text:s text:c="55"/></text:span><text:span text:style-name="T26">Ing. </text:span><text:span text:style-name="T27">Liz Gamarra</text:span><text:span text:style-name="T25"> <text:s text:c="36"/></text:span><text:span text:style-name="T26"><text:s text:c="9"/></text:span></text:p>
      <text:p text:style-name="P21"><text:span text:style-name="T22"><text:s text:c="63"/>Asesor <text:s text:c="12"/></text:span><text:span text:style-name="T10"><text:s text:c="43"/></text:span></text:p>
      <text:p text:style-name="P20"/>
      <text:p text:style-name="P20"/>
      <text:p text:style-name="P20"/>
      <text:p text:style-name="P20"><text:soft-page-break/></text:p>
      <text:p text:style-name="P49">FACULTAD DE INGENIERÍA</text:p>
      <text:p text:style-name="P48">DICTAMEN DE<text:span text:style-name="T29">L INTEGRANTE DE</text:span> LA COMISIÓN DE EVALUACIÓN DE PROYECTO DE TFG</text:p>
      <text:p text:style-name="P50"/>
      <text:p text:style-name="P51">Encarnación, ……de………….de 201….</text:p>
      <text:p text:style-name="P52">Señor</text:p>
      <text:p text:style-name="P55"><text:span text:style-name="T3">Ing. Oscar Trochez,</text:span><text:span text:style-name="T1"> Decano</text:span></text:p>
      <text:p text:style-name="P52">Facultad de Ingeniería - UNI</text:p>
      <text:p text:style-name="P54">Presente:</text:p>
      <text:p text:style-name="P60"><text:span text:style-name="T4">El integrante</text:span><text:span text:style-name="T1"> de la Comisión de Evaluación del Proyecto de TFG, se dirige a usted para presentar el dictamen en referencia a la solicitud de aprobación de tema de Trabajo Final de Grado denominado </text:span><text:span text:style-name="T7">“</text:span><text:span text:style-name="T17">Desarrollo de un Sistema para la ejecución distribuida de pruebas unitarias de </text:span><text:span text:style-name="T18">aplicaciones</text:span><text:span text:style-name="T17"> Ruby on Rails utilizando la </text:span><text:span text:style-name="T19">librería</text:span><text:span text:style-name="T17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6"> y</text:span><text:span text:style-name="T8"> Leslie López</text:span><text:span text:style-name="T1">.</text:span></text:p>
      <text:p text:style-name="P61">La calificación asignada es:</text:p>
      <text:p text:style-name="P61"><draw:custom-shape text:anchor-type="paragraph" draw:z-index="9" draw:name="Rectangle 3" draw:style-name="gr1" draw:text-style-name="P64" svg:width="0.2504in" svg:height="0.2504in" svg:x="1.6252in" svg:y="0.138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3"><text:tab/><text:tab/><text:tab/><text:tab/>APROBADA</text:p>
      <text:p text:style-name="P62"><draw:custom-shape text:anchor-type="paragraph" draw:z-index="11" draw:name="Rectangle 5" draw:style-name="gr2" draw:text-style-name="P64" svg:width="0.2504in" svg:height="0.2504in" svg:x="1.6252in" svg:y="-0.104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BSERVADA</text:p>
      <text:p text:style-name="P62"><draw:custom-shape text:anchor-type="paragraph" draw:z-index="10" draw:name="Rectangle 4" draw:style-name="gr2" draw:text-style-name="P64" svg:width="0.2504in" svg:height="0.2504in" svg:x="1.6252in" svg:y="-0.07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ECHAZADA</text:p>
      <text:p text:style-name="P63"/>
      <text:p text:style-name="P52"/>
      <text:p text:style-name="P56">Observación:</text:p>
      <text:p text:style-name="P56"/>
      <text:p text:style-name="P57"/>
      <text:p text:style-name="P59"/>
      <text:p text:style-name="P58">Es <text:span text:style-name="T29">mi</text:span> dictamen</text:p>
      <text:p text:style-name="P16"/>
      <text:p text:style-name="P16"/>
      <text:p text:style-name="P16"><text:s text:c="48"/>……………………………… <text:s text:c="39"/><text:span text:style-name="T13"><text:s text:c="2"/></text:span></text:p>
      <text:p text:style-name="P16"><text:span text:style-name="T25"><text:s text:c="50"/></text:span><text:span text:style-name="T26">Ing. </text:span><text:span text:style-name="T27">Arnaldo Ocampo</text:span><text:span text:style-name="T25"> <text:s text:c="39"/></text:span><text:span text:style-name="T26"><text:s text:c="9"/></text:span></text:p>
      <text:p text:style-name="P12"><text:s text:c="63"/>Asesor 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MX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MX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/>
    <style:style style:name="ListLabel_20_57" style:display-name="ListLabel 57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.1799in" fo:margin-bottom="0.7866in" fo:margin-left="1.1807in" fo:margin-right="0.7866in" fo:border="none" fo:padding="0.0201in" fo:background-color="transparent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8-11-27T20:05:32.628963615</dc:date>
    <meta:editing-duration>PT3H5M37S</meta:editing-duration>
    <meta:editing-cycles>66</meta:editing-cycles>
    <meta:document-statistic meta:table-count="0" meta:image-count="0" meta:object-count="0" meta:page-count="5" meta:paragraph-count="86" meta:word-count="504" meta:character-count="5001" meta:non-whitespace-character-count="2919"/>
    <meta:user-defined meta:name="Mendeley Citation Style_1">http://csl.mendeley.com/styles/475141341/apa-en-doi-prefix-doi-only</meta:user-defined>
    <meta:user-defined meta:name="Mendeley Document_1">True</meta:user-defined>
    <meta:user-defined meta:name="Mendeley Unique User Id_1">1c514c6d-cf71-3055-b9aa-6830100697db</meta:user-defined>
    <meta:user-defined meta:name="Mendeley_Bookmark_8O69DNgqSv_1">ADDIN CSL_CITATION {"citationItems": [{"id": "ITEM-1", "itemData": {"ISBN": "9780521191333", "abstract": "Para reforzar el aprendizaje, se agregaron nuevas preguntas de repaso a lo largo del libro. Se agregaron ecuaciones de fin de cap\u00edtulo, para el </meta:user-defined>
    <meta:user-defined meta:name="Mendeley_Bookmark_8O69DNgqSv_2" meta:value-type="string">estudiante y el profesor. Se incluy\u00f3 un nuevo ensayo de \"qu\u00edmica en acci\u00f3n\" sobre la teor\u00eda de la captura de neutr\u00f3n del boro en el cap\u00edtulo 23. Se agregaron problemas conceptuales del fin-de-cap\u00edtulo para reforzar la </meta:user-defined>
    <meta:user-defined meta:name="Mendeley_Bookmark_8O69DNgqSv_3" meta:value-type="string">revisi\u00f3n de conceptos. Se rehicieron los esquemas moleculares de todo el cap\u00edtulo 10 y en algunos otros cap\u00edtulos.", "author": [{"dropping-particle": "", "family": "Sommerville", "given": "Ian", "non-dropping-particle": "", "parse-names": f</meta:user-defined>
    <meta:user-defined meta:name="Mendeley_Bookmark_8O69DNgqSv_4" meta:value-type="string">alse, "suffix": ""}], "chapter-number": "23", "edition": "9th ed.", "id": "ITEM-1", "issued": {"date-parts": [["2011"]]}, "page": "1001", "publisher": "Pearson Addison-Wesley", "publisher-place": "Boston, MA", "title": "Software Engineering", "type": "cha</meta:user-defined>
    <meta:user-defined meta:name="Mendeley_Bookmark_8O69DNgqSv_5" meta:value-type="string">pter"}, "uris": ["http://www.mendeley.com/documents/?uuid=8cf49931-393e-4c9b-bdf8-924c35d745f1"]}], "mendeley": {"formattedCitation": "(Sommerville, 2011)", "plainTextFormattedCitation": "(Sommerville, 2011)", "previouslyFormattedCitation": "(Sommerville,</meta:user-defined>
    <meta:user-defined meta:name="Mendeley_Bookmark_8O69DNgqSv_6" meta:value-type="string"> 2011)"}, "properties": {"noteIndex": 0}, "schema": "https://github.com/citation-style-language/schema/raw/master/csl-citation.json"}</meta:user-defined>
    <meta:user-defined meta:name="Mendeley_Bookmark_hCT2Zkh0aB_1" meta:value-type="string">ADDIN Mendeley Bibliography CSL_BIBLIOGRAPHY </meta:user-defined>
    <meta:user-defined meta:name="Mendeley_Bookmark_qAF6vIx8xy_1" meta:value-type="string">ADDIN CSL_CITATION {"citationItems": [{"id": "ITEM-1", "itemData": {"ISBN": "9780521191333", "abstract": "Para reforzar el aprendizaje, se agregaron nuevas preguntas de repaso a lo largo del libro. Se agregaron ecuaciones de fin de cap\u00edtulo, para el </meta:user-defined>
    <meta:user-defined meta:name="Mendeley_Bookmark_qAF6vIx8xy_2" meta:value-type="string">estudiante y el profesor. Se incluy\u00f3 un nuevo ensayo de \"qu\u00edmica en acci\u00f3n\" sobre la teor\u00eda de la captura de neutr\u00f3n del boro en el cap\u00edtulo 23. Se agregaron problemas conceptuales del fin-de-cap\u00edtulo para reforzar la </meta:user-defined>
    <meta:user-defined meta:name="Mendeley_Bookmark_qAF6vIx8xy_3" meta:value-type="string">revisi\u00f3n de conceptos. Se rehicieron los esquemas moleculares de todo el cap\u00edtulo 10 y en algunos otros cap\u00edtulos.", "author": [{"dropping-particle": "", "family": "Sommerville", "given": "Ian", "non-dropping-particle": "", "parse-names": f</meta:user-defined>
    <meta:user-defined meta:name="Mendeley_Bookmark_qAF6vIx8xy_4" meta:value-type="string">alse, "suffix": ""}], "chapter-number": "23", "edition": "9th ed.", "id": "ITEM-1", "issued": {"date-parts": [["2011"]]}, "page": "1001", "publisher": "Pearson Addison-Wesley", "publisher-place": "Boston, MA", "title": "Software Engineering", "type": "cha</meta:user-defined>
    <meta:user-defined meta:name="Mendeley_Bookmark_qAF6vIx8xy_5" meta:value-type="string">pter"}, "uris": ["http://www.mendeley.com/documents/?uuid=8cf49931-393e-4c9b-bdf8-924c35d745f1"]}], "mendeley": {"formattedCitation": "(Sommerville, 2011)", "plainTextFormattedCitation": "(Sommerville, 2011)", "previouslyFormattedCitation": "(Sommerville,</meta:user-defined>
    <meta:user-defined meta:name="Mendeley_Bookmark_qAF6vIx8xy_6" meta:value-type="string"> 2011)"}, "properties": {"noteIndex": 0}, "schema": "https://github.com/citation-style-language/schema/raw/master/csl-citation.json"}</meta:user-defined>
  </office:meta>
</office:document-meta>
</file>